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Gebiets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Gebiets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5">
        <text:list-item>
          <text:p text:style-name="P5">Kompakte, einfache und einheitliche Schreibweise für jede Körperschaft.</text:p>
        </text:list-item>
        <text:list-item>
          <text:p text:style-name="P5">Der AGS wird von Behörden genutzt, ist anerkannt und auch in anderen Medien, z.B. der Wikipedia, verbreitet.</text:p>
        </text:list-item>
      </text:list>
      <text:p text:style-name="First_20_paragraph">Nachteil des AGS:</text:p>
      <text:list text:style-name="L6">
        <text:list-item>
          <text:p text:style-name="P6">Führende Nullen machen den Schlüssel fehleranfällig. Bestimmte Systeme wie z.B. Excel könnten den Inhalt als Zahlenwert erkennen und die führenden Nullen automatisch verwerfen.</text:p>
        </text:list-item>
        <text:list-item>
          <text:p text:style-name="P6">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7">
        <text:list-item>
          <text:p text:style-name="P7">Objekte vom Typ "Organisation" sind zwingend genau einer Gebietskörperschaft zugeordnet. So wird beispielseise eine SPD in Köln von einer SPD in Leverkusen unterschieden.</text:p>
        </text:list-item>
        <text:list-item>
          <text:p text:style-name="P7">Objekte vom Typ "Gremium" sind zwingend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text:p>
      <text:p text:style-name="First_20_paragraph">Gebietskörperschaft. Die Stadt Köln verwendet beispielswiese das Kürzel "STA" für den Stadtentwicklungsausschuss oder "BA" für den Ausschuss für Anregungen und Beschwerden. Andere Kommunen verwenden z.B. rein numerische Kennungen. Name : 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8">
        <text:list-item>
          <text:p text:style-name="P8">Objekte vom Typ "Person" referenzieren auf Gremien, um die Mitgliedschaft/Zugehörigkeit einer Person im/zum Gremium zu kennzeichnen.</text:p>
        </text:list-item>
        <text:list-item>
          <text:p text:style-name="P8">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10">Optional</text:span>. Akademische Titel wie "Dr." und "Prof. Dr." Geschlecht : <text:span text:style-name="T11">Optional</text:span>. Männlich/Weblich Beruf : <text:span text:style-name="T12">Optional</text:span>. Z.B. "Rechtsanwalt" Partei : <text:span text:style-name="T13">Optional</text:span>. Z.B. "Bündnis 90/Grüne" E-Mail-Adresse : <text:span text:style-name="T14">Optional</text:span>. Telefon : <text:span text:style-name="T15">Optional</text:span>. Fax : <text:span text:style-name="T16">Optional</text:span>. Anschrift : <text:span text:style-name="T17">Optional</text:span>. Straße und Hausnummer, Postleitzahl und Ort</text:p>
      <text:h text:style-name="Heading_20_4" text:outline-level="4">Anmerkungen</text:h>
      <text:list text:style-name="L9">
        <text:list-item>
          <text:p text:style-name="P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Das System PROVOX unterscheidet zwischen privaten und geschäftlichen Anschriften.</text:p>
        </text:list-item>
      </text:list>
      <text:h text:style-name="Heading_20_3" text:outline-level="3">Beziehungen</text:h>
      <text:list text:style-name="L10">
        <text:list-item>
          <text:p text:style-name="P10">Objekte vom Typ "Person" können einer Organisation, z.B. einer Fraktion, zugeornet werden. Diese Beziehung ist datiert.</text:p>
        </text:list-item>
        <text:list-item>
          <text:p text:style-name="P10">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Gebietskörperschaft Name : Der gebräuchliche Name der Organisation, z.B. "SPD" oder "DIE LINKE".</text:p>
      <text:h text:style-name="Heading_20_4" text:outline-level="4">Anmerkungen</text:h>
      <text:list text:style-name="L11">
        <text:list-item>
          <text:p text:style-name="P1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2">
        <text:list-item>
          <text:p text:style-name="P12">Jede Organisationen gehört zu einer Gebietskörperschaft.</text:p>
        </text:list-item>
        <text:list-item>
          <text:p text:style-name="P12">Personen können Organisationen angehören (<text:span text:style-name="T18">datiert</text:span>).</text:p>
        </text:list-item>
      </text:list>
      <text:h text:style-name="Heading_20_2" text:outline-level="2">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Gebiets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19">Optional</text:span>. Laufende Nummer der Sitzung, üblicherweise innerhalb der Wahlperiode mit 1 beginnend. In der Praxis wird dadurch z.B. die "2. Sitzung des Rats" gekennzeichnet. Anfang : Datum und ggf. Uhrzeit des Anfangszeitpunkts der Sitzung Ende : <text:span text:style-name="T20">Optional</text:span>. Datum und Uhrzeit vom Ende der Sitzung Ort : <text:span text:style-name="T21">Optional</text:span>. Textliche Information zum Ort der Sitzung, z.B. "Rathaus, Raum 136".</text:p>
      <text:h text:style-name="Heading_20_3" text:outline-level="3">Beziehungen</text:h>
      <text:list text:style-name="L13">
        <text:list-item>
          <text:p text:style-name="P13">Sitzungen sind mindestens einem Gremium zugeordnet</text:p>
        </text:list-item>
        <text:list-item>
          <text:p text:style-name="P13">Einer Sitzung sind Personen zugeordnet, um die Teilnahme an der Sitzung auszudrücken.</text:p>
        </text:list-item>
        <text:list-item>
          <text:p text:style-name="P13">Dokumente können vom Typ "Sitzung" <text:span text:style-name="T22">optional</text:span> zu mehreren Zwecken referenziert werden:</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item>
          <text:p text:style-name="P13">Weiterhin können Sitzungen beliebige weitere Dokumente, die keine eigenständigen Drucksachen sind, referenzieren. Dabei handelt es sich dann um nicht weiter spezifizierte Anlagen.</text:p>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23">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Jeder Tagesordnungspunkt gehört zu einer Sitzung.</text:p>
        </text:list-item>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24">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8">
        <text:list-item>
          <text:p text:style-name="P18"><text:span text:style-name="T25">Beschlussvorlage</text:span>: Entscheidungsvorschlag der Verwaltung</text:p>
        </text:list-item>
        <text:list-item>
          <text:p text:style-name="P18"><text:span text:style-name="T26">Antrag</text:span>: Entscheidungsvorschlag einer Fraktionen bzw. mehrerer Fraktionen oder einer/mehrerer Einzelperson/en</text:p>
        </text:list-item>
        <text:list-item>
          <text:p text:style-name="P18"><text:span text:style-name="T27">Anfrage</text:span>: Frage(n) einer oder mehrerer Fraktion oder Einzelpersonen an die Verwaltung</text:p>
        </text:list-item>
        <text:list-item>
          <text:p text:style-name="P18"><text:span text:style-name="T28">Mitteilung</text:span><text:span text:style-name="T29">/</text:span><text:span text:style-name="T30">Stellungnahme</text:span><text:span text:style-name="T31"> </text:span><text:span text:style-name="T32">der</text:span><text:span text:style-name="T33"> </text:span><text:span text:style-name="T34">Verwaltung</text:span>: Eine Information der Verwaltung an einzelne oder mehrere Gremien. Darunter fallen nicht Beantwortungen von Anfragen.</text:p>
        </text:list-item>
        <text:list-item>
          <text:p text:style-name="P18"><text:span text:style-name="T35">Beantwortung</text:span><text:span text:style-name="T36"> </text:span><text:span text:style-name="T37">einer</text:span><text:span text:style-name="T38"> </text:span><text:span text:style-name="T39">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9">
        <text:list-item>
          <text:p text:style-name="P19">Es muss genau ein <text:span text:style-name="T40">Hauptdokument</text:span> (Objekttyp "Dokument") referenziert werden.</text:p>
        </text:list-item>
        <text:list-item>
          <text:p text:style-name="P19">Es können beliebig viele weitere Dokumente referenziert werden, die als nachgeordnete <text:span text:style-name="T41">Anlagen</text:span> zur Drucksache verstanden werden.</text:p>
        </text:list-item>
        <text:list-item>
          <text:p text:style-name="P19">Es kann ein <text:span text:style-name="T42">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19">Drucksachen können <text:span text:style-name="T43">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19">Es können beliebig viele <text:span text:style-name="T4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5">Anfrage</text:span> beinhaltet. Denkbar sind auch Verweise auf frühere Drucksachen zum selben Thema. Zu klären ist, wie die verschiedenen möglichen Beziehungen formell ausgedrückt werden.</text:p>
        </text:list-item>
        <text:list-item>
          <text:p text:style-name="P19">Drucksachen können zu beliebig vielen Tagesordnungspunkten in Beziehung stehen, um die <text:span text:style-name="T46">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20">
        <text:list-item>
          <text:p text:style-name="P20">Dokumente gehören zwingend zu einer <text:span text:style-name="T47">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8">Optional</text:span><text:span text:style-name="T49">.</text:span> Textliche Beschreibung eines Orts, z.B. in Form einer Adresse</text:p>
      <text:p text:style-name="Definition_20_Term_20_Tight">Koordinaten</text:p>
      <text:p text:style-name="Definition_20_Definition_20_Tight"><text:span text:style-name="T50">Optional</text:span><text:span text:style-name="T51">.</text:span> Längen- und Breitenangabe des Orts im WGS-84-System [11]</text:p>
      <text:h text:style-name="Heading_20_3" text:outline-level="3">Beziehungen</text:h>
      <text:list text:style-name="L21">
        <text:list-item>
          <text:p text:style-name="P21">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2">
        <text:list-item>
          <text:p text:style-name="P22">Grundlage für den Zugriff auf die Schnittstelle ist das Hypertext Transfer Protocol (HTTP).</text:p>
        </text:list-item>
        <text:list-item>
          <text:p text:style-name="P22">Ausschließlich HTTP GET Methode</text:p>
        </text:list-item>
        <text:list-item>
          <text:p text:style-name="P22">Optional gzip Encoding und andere Kodierungen, wenn Client und Server dies unterstützen</text:p>
        </text:list-item>
        <text:list-item>
          <text:p text:style-name="P22">HTTP Last-Modified Header sowie Conditional GET sind bei Dateiabruf (Laden von Anhängen) zu unterstützen</text:p>
        </text:list-item>
        <text:list-item>
          <text:p text:style-name="P22">Das Protkoll ist zustandslos</text:p>
        </text:list-item>
        <text:list-item>
          <text:p text:style-name="P22">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